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0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4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4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5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5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5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5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5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1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3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3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4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5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5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6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6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6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6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0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31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2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R$ 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50:19.744193127</meta:creation-date>
    <dc:date>2021-12-10T11:51:32.972992432</dc:date>
    <meta:editing-duration>PT1M13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